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/>
      <style:paragraph-properties fo:margin-left="0in"/>
    </style:style>
    <style:style style:name="ce28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11"/>
        <table:table-column table:style-name="co3" table:default-cell-style-name="ce15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6" table:default-cell-style-name="ce19"/>
        <table:table-column table:style-name="co7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/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9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9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42]" office:value-type="float" office:value="1992.2074">
            <text:p>1,992</text:p>
          </table:table-cell>
          <table:table-cell table:style-name="ce2" table:formula="of:=[.L42]" office:value-type="float" office:value="7134.443">
            <text:p>7,134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table:style-name="ce2" office:value-type="string">
            <text:p>(-1,-0.2]</text:p>
          </table:table-cell>
          <table:table-cell office:value-type="float" office:value="485.7393">
            <text:p>485.74</text:p>
          </table:table-cell>
          <table:table-cell office:value-type="float" office:value="1042.484">
            <text:p>1,042.4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8019">
            <text:p>48,019.0000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42]/[.B15]" office:value-type="percentage" office:value="1">
            <text:p>100.00%</text:p>
          </table:table-cell>
          <table:table-cell table:style-name="ce4" table:formula="of:=[.L42]/[.C15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/>
          <table:table-cell table:style-name="ce2" office:value-type="string">
            <text:p>(-0.2,0]</text:p>
          </table:table-cell>
          <table:table-cell office:value-type="float" office:value="284.0463">
            <text:p>284.05</text:p>
          </table:table-cell>
          <table:table-cell office:value-type="float" office:value="1867.507">
            <text:p>1,867.51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 office:value-type="string">
            <text:p>(0,0.3]</text:p>
          </table:table-cell>
          <table:table-cell office:value-type="float" office:value="825.3908">
            <text:p>825.39</text:p>
          </table:table-cell>
          <table:table-cell office:value-type="float" office:value="2863.183">
            <text:p>2,863.18</text:p>
          </table:table-cell>
          <table:table-cell/>
          <table:table-cell office:value-type="string">
            <text:p>OOBobs errors</text:p>
          </table:table-cell>
          <table:table-cell table:style-name="ce23" table:formula="of:=SUM([.O19:.O20])" office:value-type="float" office:value="48019">
            <text:p>48,019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 office:value-type="string">
            <text:p>(0.3,1]</text:p>
          </table:table-cell>
          <table:table-cell office:value-type="float" office:value="397.031">
            <text:p>397.03</text:p>
          </table:table-cell>
          <table:table-cell office:value-type="float" office:value="1361.269">
            <text:p>1,361.27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194732">
            <text:p>0.5195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table:style-name="ce6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2075983">
            <text:p>0.0208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7931274">
            <text:p>0.9793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7929251">
            <text:p>0.9793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5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4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table:style-name="ce21" office:value-type="string">
            <text:p><text:span text:style-name="T1">fit.models.1</text:span><text:span text:style-name="T2">(Console)</text:span></text:p>
          </table:table-cell>
          <table:table-cell table:style-name="ce6" office:value-type="float" office:value="428.929">
            <text:p>428.93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3"/>
          <table:table-cell table:style-name="ce6" office:value-type="string">
            <text:p>fit.models_1_All.X.glm</text:p>
          </table:table-cell>
          <table:table-cell table:style-name="ce6" office:value-type="float" office:value="219.413">
            <text:p>219.41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7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4.06227">
            <text:p>4.0623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8">
            <text:p>108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5]/[.B$15]" office:value-type="percentage" office:value="1">
            <text:p>100.00%</text:p>
          </table:table-cell>
          <table:table-cell table:style-name="ce4" table:formula="of:=[.C$15]/[.C$15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19:.K41])" office:value-type="float" office:value="1992.2074">
            <text:p>1,992.21</text:p>
          </table:table-cell>
          <table:table-cell table:style-name="ce17" table:formula="of:=SUM([.L19:.L41])" office:value-type="float" office:value="7134.443">
            <text:p>7,134.4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532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11"/>
        <table:table-column table:style-name="co3" table:default-cell-style-name="ce15"/>
        <table:table-column table:style-name="co4" table:default-cell-style-name="ce11"/>
        <table:table-column table:style-name="co1" table:default-cell-style-name="ce11"/>
        <table:table-column table:style-name="co5" table:number-columns-repeated="3" table:default-cell-style-name="ce11"/>
        <table:table-column table:style-name="co1" table:default-cell-style-name="ce11"/>
        <table:table-column table:style-name="co3" table:default-cell-style-name="ce19"/>
        <table:table-column table:style-name="co7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; (Test#0912, Test#152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Location for left_eye_center wrong for Train#1908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9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51]" office:value-type="float" office:value="4361.39876">
            <text:p>4,361</text:p>
          </table:table-cell>
          <table:table-cell table:style-name="ce2" table:formula="of:=[.L51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0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2">
          <table:table-cell/>
          <table:table-cell table:style-name="ce4" table:formula="of:=[.K35]/[.B18]" office:value-type="percentage" office:value="0">
            <text:p>0.00%</text:p>
          </table:table-cell>
          <table:table-cell table:style-name="ce4" table:formula="of:=[.L35]/[.C18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3"/>
          <table:table-cell table:style-name="ce10"/>
          <table:table-cell table:style-name="ce13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8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style-name="ce27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1" office:value-type="string">
            <text:p><text:span text:style-name="T1">extract.features.image</text:span><text:span text:style-name="T2">(Console)</text:span></text:p>
          </table:table-cell>
          <table:table-cell table:style-name="ce6" office:value-type="float" office:value="698.021">
            <text:p>698.0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6" office:value-type="string">
            <text:p>extract.features.image.Image.bgn</text:p>
          </table:table-cell>
          <table:table-cell table:style-name="ce6" office:value-type="float" office:value="149.561">
            <text:p>149.56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/>
          <table:table-cell table:number-columns-repeated="7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8]/[.B$18]" office:value-type="percentage" office:value="1">
            <text:p>100.00%</text:p>
          </table:table-cell>
          <table:table-cell table:style-name="ce4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22:.K34])" office:value-type="float" office:value="0">
            <text:p>0.00</text:p>
          </table:table-cell>
          <table:table-cell table:style-name="ce17" table:formula="of:=SUM([.L22:.L34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51]/[.B18]" office:value-type="percentage" office:value="1">
            <text:p>100.00%</text:p>
          </table:table-cell>
          <table:table-cell table:style-name="ce4" table:formula="of:=[.L51]/[.C18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8" office:value-type="float" office:value="0.003172451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5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1" office:value-type="string">
            <text:p><text:span text:style-name="T1">import.data</text:span><text:span text:style-name="T2">(Console)</text:span></text:p>
          </table:table-cell>
          <table:table-cell table:style-name="ce6" office:value-type="float" office:value="52.801">
            <text:p>52.8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6" office:value-type="string">
            <text:p>extract.features_bind.DXM</text:p>
          </table:table-cell>
          <table:table-cell table:style-name="ce6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8]/[.B$18]" office:value-type="percentage" office:value="1">
            <text:p>100.00%</text:p>
          </table:table-cell>
          <table:table-cell table:style-name="ce4" table:formula="of:=[.C$18]/[.C$1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38:.K50])" office:value-type="float" office:value="4361.39876">
            <text:p>4,361.40</text:p>
          </table:table-cell>
          <table:table-cell table:style-name="ce17" table:formula="of:=SUM([.L38:.L50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523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15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12T15:57:18</dc:date>
    <dc:creator>Balaji Iyengar</dc:creator>
    <meta:editing-duration>PT1777H25M09S</meta:editing-duration>
    <meta:editing-cycles>503</meta:editing-cycles>
    <meta:document-statistic meta:table-count="4" meta:cell-count="573" meta:object-count="0"/>
    <meta:user-defined meta:name=""/>
  </office:meta>
</office:document-meta>
</file>